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4a390" officeooo:paragraph-rsid="0014a390"/>
    </style:style>
    <style:style style:name="P2" style:family="paragraph" style:parent-style-name="Standard">
      <style:text-properties officeooo:rsid="0014a390" officeooo:paragraph-rsid="0015f970"/>
    </style:style>
    <style:style style:name="P3" style:family="paragraph" style:parent-style-name="Standard">
      <style:text-properties officeooo:rsid="0014a390" officeooo:paragraph-rsid="0016ceab"/>
    </style:style>
    <style:style style:name="P4" style:family="paragraph" style:parent-style-name="Standard">
      <style:text-properties officeooo:rsid="0015f970" officeooo:paragraph-rsid="0015f970"/>
    </style:style>
    <style:style style:name="P5" style:family="paragraph" style:parent-style-name="Standard">
      <style:text-properties officeooo:rsid="0015f970" officeooo:paragraph-rsid="0016ceab"/>
    </style:style>
    <style:style style:name="P6" style:family="paragraph" style:parent-style-name="Standard">
      <style:text-properties officeooo:rsid="0016ceab" officeooo:paragraph-rsid="0016ceab"/>
    </style:style>
    <style:style style:name="P7" style:family="paragraph" style:parent-style-name="Standard">
      <style:text-properties fo:font-style="italic" officeooo:rsid="0015f970" officeooo:paragraph-rsid="0015f970" style:font-style-asian="italic" style:font-style-complex="italic"/>
    </style:style>
    <style:style style:name="P8" style:family="paragraph" style:parent-style-name="Standard">
      <style:text-properties officeooo:rsid="0018c9d2" officeooo:paragraph-rsid="0018c9d2"/>
    </style:style>
    <style:style style:name="P9" style:family="paragraph" style:parent-style-name="Standard">
      <style:text-properties officeooo:rsid="0015f970" officeooo:paragraph-rsid="0015f970"/>
    </style:style>
    <style:style style:name="P10" style:family="paragraph" style:parent-style-name="Standard">
      <style:text-properties officeooo:rsid="001c15bc" officeooo:paragraph-rsid="001c15bc"/>
    </style:style>
    <style:style style:name="P11" style:family="paragraph" style:parent-style-name="Standard">
      <style:text-properties officeooo:rsid="001c573c" officeooo:paragraph-rsid="001c573c"/>
    </style:style>
    <style:style style:name="P12" style:family="paragraph" style:parent-style-name="Standard">
      <style:text-properties officeooo:rsid="001dc05f" officeooo:paragraph-rsid="001dc05f"/>
    </style:style>
    <style:style style:name="P13" style:family="paragraph" style:parent-style-name="Standard">
      <style:text-properties officeooo:rsid="0020e879" officeooo:paragraph-rsid="0020e879"/>
    </style:style>
    <style:style style:name="P14" style:family="paragraph" style:parent-style-name="Standard">
      <style:text-properties officeooo:rsid="0021e8a2" officeooo:paragraph-rsid="0020e879"/>
    </style:style>
    <style:style style:name="P15" style:family="paragraph" style:parent-style-name="Standard">
      <style:text-properties officeooo:rsid="0021e8a2" officeooo:paragraph-rsid="0021e8a2"/>
    </style:style>
    <style:style style:name="P16" style:family="paragraph" style:parent-style-name="Standard">
      <style:text-properties officeooo:rsid="0023bf3b" officeooo:paragraph-rsid="0023bf3b"/>
    </style:style>
    <style:style style:name="P17" style:family="paragraph" style:parent-style-name="Standard">
      <style:text-properties officeooo:rsid="0024c04a" officeooo:paragraph-rsid="0024c04a"/>
    </style:style>
    <style:style style:name="P18" style:family="paragraph" style:parent-style-name="Standard">
      <style:text-properties officeooo:rsid="0025927e" officeooo:paragraph-rsid="0025927e"/>
    </style:style>
    <style:style style:name="P19" style:family="paragraph" style:parent-style-name="Standard">
      <style:text-properties officeooo:rsid="0026c46b" officeooo:paragraph-rsid="0026c46b"/>
    </style:style>
    <style:style style:name="T1" style:family="text">
      <style:text-properties style:text-position="super 58%"/>
    </style:style>
    <style:style style:name="T2" style:family="text">
      <style:text-properties style:text-position="0% 100%"/>
    </style:style>
    <style:style style:name="T3" style:family="text">
      <style:text-properties officeooo:rsid="0015f970"/>
    </style:style>
    <style:style style:name="T4" style:family="text">
      <style:text-properties officeooo:rsid="0016ceab"/>
    </style:style>
    <style:style style:name="T5" style:family="text">
      <style:text-properties fo:font-style="italic" style:font-style-asian="italic" style:font-style-complex="italic"/>
    </style:style>
    <style:style style:name="T6" style:family="text">
      <style:text-properties fo:font-style="italic" officeooo:rsid="0016ceab" style:font-style-asian="italic" style:font-style-complex="italic"/>
    </style:style>
    <style:style style:name="T7" style:family="text">
      <style:text-properties fo:font-style="italic" officeooo:rsid="0015f970" style:font-style-asian="italic" style:font-style-complex="italic"/>
    </style:style>
    <style:style style:name="T8" style:family="text">
      <style:text-properties officeooo:rsid="001c15bc"/>
    </style:style>
    <style:style style:name="T9" style:family="text">
      <style:text-properties officeooo:rsid="001c573c"/>
    </style:style>
    <style:style style:name="T10" style:family="text">
      <style:text-properties officeooo:rsid="001dc05f"/>
    </style:style>
    <style:style style:name="T11" style:family="text">
      <style:text-properties officeooo:rsid="001f3cd1"/>
    </style:style>
    <style:style style:name="T12" style:family="text">
      <style:text-properties officeooo:rsid="0021e8a2"/>
    </style:style>
    <style:style style:name="T13" style:family="text">
      <style:text-properties officeooo:rsid="0023bf3b"/>
    </style:style>
    <style:style style:name="T14" style:family="text">
      <style:text-properties officeooo:rsid="0024c04a"/>
    </style:style>
    <style:style style:name="T15" style:family="text">
      <style:text-properties officeooo:rsid="0025927e"/>
    </style:style>
    <style:style style:name="T16" style:family="text">
      <style:text-properties officeooo:rsid="0026ab19"/>
    </style:style>
    <style:style style:name="T17" style:family="text">
      <style:text-properties officeooo:rsid="0026c4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eech of the presentation of the 6<text:span text:style-name="T1">th</text:span> of January </text:p>
      <text:p text:style-name="P1"/>
      <text:p text:style-name="P1">Welcome today to my presentation, regarding GROUPS OF AUTOMATA.</text:p>
      <text:p text:style-name="P1"/>
      <text:p text:style-name="P1">Who knows this topic? <text:span text:style-name="T5">[…]</text:span> GREAT! Let’s go on</text:p>
      <text:p text:style-name="P1"/>
      <text:p text:style-name="P1">Automata are mathematical object really important in: Information Theory, Theory of Dynamical Systems, Algebra and Other Areas</text:p>
      <text:p text:style-name="P1"/>
      <text:p text:style-name="P1">My aim is to study some of the algebraic groups that we can construct through a very specific type of them, the Mealy automata</text:p>
      <text:p text:style-name="P1"/>
      <text:p text:style-name="P2">To discover this AMAZING topic we first need to introduce the concept of Alphabet in mathematics, and his strict relative. In mathematics an alphabet is simply a finite set X of elements which are called ..? <text:span text:style-name="T6">[Letters!] </text:span>. <text:span text:style-name="T3">Example? Let X be {0,1} </text:span></text:p>
      <text:p text:style-name="P2"/>
      <text:p text:style-name="P3">From this we can construct the SET OF WORDS, x star, <text:span text:style-name="T3">that contains all the possible FINITE strings that we can create with the elements of X. How would you call the elements of this set? Any idea?</text:span></text:p>
      <text:p text:style-name="P3"><text:span text:style-name="T3"><text:s/></text:span><text:span text:style-name="T7">[words!]</text:span></text:p>
      <text:p text:style-name="P7">[If there’s a question on the formalization of this concept I can go on with the idea of a countable infinite cartesian product etc….] </text:p>
      <text:p text:style-name="P5">Over this set we can construct the operation of composition of words as displayed in the slide, <text:span text:style-name="T4">so simply put one word after the other one</text:span></text:p>
      <text:p text:style-name="P5"><text:span text:style-name="T4"><text:s/></text:span><text:span text:style-name="T6">[draw at the blackboard the x1-----xn°y1-------ym=x1-----xny1-----ym, or an example with 0101010]</text:span></text:p>
      <text:p text:style-name="P4">We can also observe <text:span text:style-name="T4">that the empty word, signed the same as the empty set, is in x star. So we have an identity element, an associative operation, so we have a monoid. It’s called the FREE MONOID.</text:span></text:p>
      <text:p text:style-name="P6">We can also define here the length of a word as displayed.</text:p>
      <text:p text:style-name="P6"/>
      <text:p text:style-name="P8">First, the concept of a Synchronus Automaton is that one of a machine who takes <text:span text:style-name="T10">for each</text:span> input in the form of <text:span text:style-name="T9">a</text:span> letter of an alphabet X I, <text:span text:style-name="T8">and, for each “state”</text:span>, <text:span text:style-name="T10">travels to another “state” and gives</text:span> <text:span text:style-name="T10">an </text:span>output in the form of <text:span text:style-name="T9">a</text:span> letter of an alphabet X O</text:p>
      <text:p text:style-name="P4"/>
      <text:p text:style-name="P4"/>
      <text:p text:style-name="P10">We can look at it as a graph, as in this example. <text:span text:style-name="T9">Here t</text:span>he input and the output alphabets are the same: X={0,1}. <text:s/><text:span text:style-name="T11">The states are q0 and q1, the vertexes. Above</text:span> each arrow we find on the left the input that would make us travel through that specific link, and on the right <text:span text:style-name="T9">the output that we would get. [draw on the blackboard the notation]</text:span></text:p>
      <text:p text:style-name="P10"/>
      <text:p text:style-name="P11">So, in this example <text:span text:style-name="T16">we know that if </text:span>we take for input 0 <text:span text:style-name="T16">from q0</text:span>, we get the output 1 and we go to q1. If the input is 1, <text:span text:style-name="T16">from q0</text:span>, the output becomes 0 and we remain in the same state. [pointing the arrow from q1 to q0] <text:span text:style-name="T16">What about the same inputs but from q1?</text:span> [if they don’t answer in 4 seconds I answer]</text:p>
      <text:p text:style-name="P11"/>
      <text:p text:style-name="P11">So, now that we’ve seen thew example let’s look at the formal definition:</text:p>
      <text:p text:style-name="P11"/>
      <text:p text:style-name="P12">We have that a synchronus automaton is composed of 5 elements. The input and the output alphabet, that we’ve seen as X={0,1}. Then a set of “states” , <text:span text:style-name="T11">that in our case were the vertex of the graph, q0 and q1. Then we have a transition function, that takes one state and one letter, and gives us the next state. And then the output function, that takes the state and the letter, and gives us the </text:span><text:soft-page-break/><text:span text:style-name="T11">output letter. In our notation so we have that the image of the output function is the writing on the right above the arrows.</text:span></text:p>
      <text:p text:style-name="P12"/>
      <text:p text:style-name="P13">We can naturally extend pai and lambda. <text:span text:style-name="T12">So instead of letters as input and output, we take entire words. We can look at the definition all together, and you can pretend to understand what I’m telling you with these beautiful recursive formulas, or we can look again at the example. What do you prefer? [at least 4 seconds] Of course, I will choose for you.</text:span></text:p>
      <text:p text:style-name="P13"/>
      <text:p text:style-name="P15">So simply we take a state [point q0] and a word, for example 0100, and we travel through the states with the word[travel through it] taking each time one letter. <text:span text:style-name="T13">For the output? We simply compose each single output. [draw the output]</text:span></text:p>
      <text:p text:style-name="P15"/>
      <text:p text:style-name="P16">So, now we have a machine that, for each state, can take in words, travle through states and give out other words.</text:p>
      <text:p text:style-name="P16"/>
      <text:p text:style-name="P16">So, if we fix a state q0, for each input word, we will have just one and one output word. Does this ring a bell in your mind? […] Functions? Exactly</text:p>
      <text:p text:style-name="P16"/>
      <text:p text:style-name="P16">So if we fix a state q0, we call the automaton initial automaton. And the function by it described as <text:span text:style-name="T14">ACTION</text:span> of the automaton</text:p>
      <text:p text:style-name="P14"/>
      <text:p text:style-name="P17">So now, we can think of using 2 machines of this type in series. [draw at the blackboard the 2 machines]. Again we might look at the definition and smile, or we can simply think of it as the concept on the blackboard. </text:p>
      <text:p text:style-name="P17"/>
      <text:p text:style-name="P17">We plug the input word into the 1<text:span text:style-name="T1">st</text:span> automaton, and we get an “intermediate word”. We plug this into the 2<text:span text:style-name="T1">nd</text:span> automaton and we get the final output word. And for the states? Well, with the 1<text:span text:style-name="T1">st</text:span> word we travel till q1, and with the intermediate word till l1, so our automaton constructed on Q has the state (q1,l1), <text:span text:style-name="T15">and has the output word </text:span></text:p>
      <text:p text:style-name="P17"/>
      <text:p text:style-name="P17">We can see that this resemblance the <text:span text:style-name="T15">compostion of function. Infact the property we get is that the action of a1*a2 is the action of a2 composed the action of a1</text:span></text:p>
      <text:p text:style-name="P17"/>
      <text:p text:style-name="P18">We start to see some algebra here,right?</text:p>
      <text:p text:style-name="P18"/>
      <text:p text:style-name="P18">Infact the function described by synchronus automata on an alphabet X for a semigroup. And not only, we can create a concept of invertible automaton, based on the invertibility of the action.</text:p>
      <text:p text:style-name="P18"/>
      <text:p text:style-name="P18">The automaton is invertible if and only if his action is so, and his action is the output function extended, with the fixed initial state. This lead us to a recult:</text:p>
      <text:p text:style-name="P18">If AN AUTOMATON IS INVertible, to find the inverse we simply have to exchange input and output over the arrows, and INVERT THE ARROWS</text:p>
      <text:p text:style-name="P18"/>
      <text:p text:style-name="P18">We finally get to the interesting and almost incredible part. If we take an invertible automaton, we take every possible initial automaton <text:span text:style-name="T17">that we can define. [draw Aq] Then we take all the actions defined by this Aq. [draw f(Aq)] Then we take the group generated by all these elements, and we have our group generated by the invertible automaton A. </text:span></text:p>
      <text:p text:style-name="P18"/>
      <text:p text:style-name="P19">Now let’s see an incredible result in this topic. If we have a 2 state automaton over a 2 letter alphabet, the group that it generates must be isomorphic to one of these. Let’s go through them 1 by 1. The first <text:s/>3 are not so interesting. With the 4<text:span text:style-name="T1">th</text:span> one we are more interested. With the 5<text:span text:style-name="T1">th</text:span> , all the symmetries of the circle, we are surprised. But with the 6<text:span text:style-name="T1">th</text:span> we are astonished. For you, who don’t <text:soft-page-break/>know this group is strange, but for me this is AWESOME! Unluckily is a too difficult group to be explained today, so I’ll give you the name of it and you can search for it on your own. THE LAMPLIGHTER GRO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4T18:57:54.873669929</meta:creation-date>
    <dc:date>2020-01-05T20:41:55.853454372</dc:date>
    <meta:editing-duration>PT1H38M57S</meta:editing-duration>
    <meta:editing-cycles>3</meta:editing-cycles>
    <meta:generator>LibreOffice/6.0.7.3$Linux_X86_64 LibreOffice_project/00m0$Build-3</meta:generator>
    <meta:document-statistic meta:table-count="0" meta:image-count="0" meta:object-count="0" meta:page-count="3" meta:paragraph-count="32" meta:word-count="1160" meta:character-count="6145" meta:non-whitespace-character-count="5011"/>
  </office:meta>
</office:document-meta>
</file>